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83cm" fo:min-width="14.68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866cm" fo:min-width="4.2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2cm" fo:min-width="3.286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8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83cm" fo:min-width="12.465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72cm" fo:min-width="2.67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9cm"/>
      <style:paragraph-properties style:writing-mode="lr-tb"/>
    </style:style>
    <style:style style:name="gr1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866cm" fo:min-width="3.788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045cm" fo:min-width="2.619cm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background-color="#ffffff"/>
    </style:style>
    <style:style style:name="P3" style:family="paragraph">
      <loext:graphic-properties draw:fill="none" draw:fill-color="#ffffff"/>
      <style:paragraph-properties style:writing-mode="lr-tb"/>
      <style:text-properties fo:background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opacity="0%"/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6.985cm" svg:x="1.317cm" svg:y="3.2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236cm" svg:height="0.962cm" svg:x="4.829cm" svg:y="1.9cm">
          <draw:text-box>
            <text:p text:style-name="P2"><text:span text:style-name="T1">Aggregator node (off-chain)</text:span></text:p>
          </draw:text-box>
        </draw:frame>
        <draw:custom-shape draw:style-name="gr3" draw:text-style-name="P5" draw:layer="layout" svg:width="4.762cm" svg:height="2.168cm" svg:x="1.47cm" svg:y="4.81cm">
          <text:p text:style-name="P4">Old L2 Stat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62cm" svg:height="2.168cm" svg:x="11.57cm" svg:y="4.81cm">
          <text:p text:style-name="P4">New L2 Stat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86cm" svg:height="4.386cm" svg:x="6.798cm" svg:y="3.701cm">
          <text:p text:style-name="P4">Batch sequence execu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09cm" svg:y1="7.35cm" svg:x2="9.09cm" svg:y2="8.302cm">
          <text:p/>
        </draw:line>
        <draw:frame draw:style-name="gr6" draw:text-style-name="P8" draw:layer="layout" svg:width="5.578cm" svg:height="1.673cm" svg:x="6.298cm" svg:y="8.152cm">
          <draw:text-box>
            <text:p text:style-name="P7"><text:span text:style-name="T2">π (CI proof)</text:span></text:p>
            <text:p text:style-name="P7"><text:span text:style-name="T2">New L2 State root</text:span></text:p>
          </draw:text-box>
        </draw:frame>
        <draw:custom-shape draw:style-name="gr7" draw:text-style-name="P1" draw:layer="layout" svg:width="13.017cm" svg:height="6.985cm" svg:x="17.51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555cm" svg:height="0.962cm" svg:x="20.085cm" svg:y="1.9cm">
          <draw:text-box>
            <text:p text:style-name="P2"><text:span text:style-name="T1">L1 smart contract (on-chain)</text:span></text:p>
          </draw:text-box>
        </draw:frame>
        <draw:line draw:style-name="gr8" draw:text-style-name="P6" draw:layer="layout" svg:x1="12.165cm" svg:y1="8.981cm" svg:x2="17.167cm" svg:y2="8.938cm">
          <text:p/>
        </draw:line>
        <draw:custom-shape draw:style-name="gr9" draw:text-style-name="P5" draw:layer="layout" svg:width="3.175cm" svg:height="2.222cm" svg:x="18.172cm" svg:y="5.627cm">
          <text:p text:style-name="P4">SNARK verifier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212cm" svg:height="0.962cm" svg:x="22.69cm" svg:y="4.978cm">
          <draw:text-box>
            <text:p><text:span text:style-name="T2">π </text:span>OK!</text:p>
          </draw:text-box>
        </draw:frame>
        <draw:custom-shape draw:style-name="gr3" draw:text-style-name="P5" draw:layer="layout" svg:width="4.762cm" svg:height="2.168cm" svg:x="25.67cm" svg:y="4.375cm">
          <text:p text:style-name="P4">Store new</text:p>
          <text:p text:style-name="P4">L2 State root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669cm" svg:height="0.962cm" svg:x="22.49cm" svg:y="7.478cm">
          <draw:text-box>
            <text:p><text:span text:style-name="T2">π N</text:span>OK!</text:p>
          </draw:text-box>
        </draw:frame>
        <draw:custom-shape draw:style-name="gr12" draw:text-style-name="P5" draw:layer="layout" svg:width="4.34cm" svg:height="2.168cm" svg:x="25.97cm" svg:y="6.875cm">
          <text:p text:style-name="P4">Revert</text:p>
          <text:p text:style-name="P4">transaction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1.347cm" svg:y1="6.726cm" svg:x2="22.59cm" svg:y2="5.445cm">
          <text:p/>
        </draw:line>
        <draw:line draw:style-name="gr5" draw:text-style-name="P6" draw:layer="layout" svg:x1="25.201cm" svg:y1="5.458cm" svg:x2="25.847cm" svg:y2="5.458cm">
          <text:p/>
        </draw:line>
        <draw:line draw:style-name="gr5" draw:text-style-name="P6" draw:layer="layout" svg:x1="21.347cm" svg:y1="6.726cm" svg:x2="22.59cm" svg:y2="8.014cm">
          <text:p/>
        </draw:line>
        <draw:line draw:style-name="gr5" draw:text-style-name="P6" draw:layer="layout" svg:x1="25.201cm" svg:y1="7.959cm" svg:x2="25.847cm" svg:y2="7.959cm">
          <text:p/>
        </draw:line>
        <draw:line draw:style-name="gr5" draw:text-style-name="P6" draw:layer="layout" svg:x1="17.132cm" svg:y1="6.827cm" svg:x2="18.192cm" svg:y2="6.818cm">
          <text:p/>
        </draw:line>
        <draw:line draw:style-name="gr13" draw:text-style-name="P6" draw:layer="layout" svg:x1="17.141cm" svg:y1="8.956cm" svg:x2="17.141cm" svg:y2="6.826cm">
          <text:p/>
        </draw:line>
        <draw:custom-shape draw:style-name="gr14" draw:text-style-name="P10" draw:layer="layout" svg:width="4.483cm" svg:height="1.905cm" svg:x="1.597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4.483cm" svg:height="1.905cm" svg:x="11.697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12T00:57:44.966449331</dc:date>
    <meta:editing-duration>PT7H27M11S</meta:editing-duration>
    <meta:editing-cycles>31</meta:editing-cycles>
    <meta:generator>LibreOffice/7.3.7.2$Linux_X86_64 LibreOffice_project/30$Build-2</meta:generator>
    <meta:document-statistic meta:object-count="23"/>
  </office:meta>
</office:document-meta>
</file>